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Century Schoolbook L'" style:font-family-generic="roman" style:font-pitch="variable" fo:font-size="72pt" fo:text-shadow="1pt 1pt" fo:font-weight="normal"/>
    </style:style>
    <style:style style:name="P3" style:family="paragraph">
      <style:paragraph-properties fo:margin-left="0cm" fo:margin-right="0cm" fo:text-indent="0cm"/>
      <style:text-properties fo:font-family="'Century Schoolbook L'" style:font-style-name="Roman" style:font-family-generic="roman" style:font-pitch="variable" fo:font-size="28pt" style:font-size-asian="18pt" style:font-size-complex="18pt"/>
    </style:style>
    <style:style style:name="P4" style:family="paragraph">
      <style:text-properties fo:color="#4c4c4c" fo:font-family="'Century Schoolbook L'" style:font-family-generic="roman" style:font-pitch="variable" fo:font-size="18pt" fo:font-weight="normal" style:font-size-asian="18pt" style:font-size-complex="18pt"/>
    </style:style>
    <style:style style:name="T1" style:family="text">
      <style:text-properties fo:font-family="'Century Schoolbook L'" style:font-family-generic="roman" style:font-pitch="variable" fo:font-size="72pt" fo:text-shadow="1pt 1pt" fo:font-weight="normal"/>
    </style:style>
    <style:style style:name="T2" style:family="text">
      <style:text-properties style:text-position="-20% 58%" fo:font-family="'Century Schoolbook L'" style:font-family-generic="roman" style:font-pitch="variable" fo:font-size="72pt" fo:text-shadow="1pt 1pt" fo:font-weight="normal" style:font-size-asian="18pt" style:font-size-complex="18pt" style:text-scale="100%"/>
    </style:style>
    <style:style style:name="T3" style:family="text">
      <style:text-properties fo:font-family="'Century Schoolbook L'" style:font-style-name="Roman" style:font-family-generic="roman" style:font-pitch="variable" fo:font-size="28pt" style:font-size-asian="18pt" style:font-size-complex="18pt"/>
    </style:style>
    <style:style style:name="T4" style:family="text">
      <style:text-properties fo:color="#4c4c4c" fo:font-family="'Century Schoolbook L'" style:font-family-generic="roman" style:font-pitch="variable" fo:font-size="18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6.399cm" svg:height="4.164cm" svg:x="6.336cm" svg:y="9.525cm">
          <draw:text-box>
            <text:p text:style-name="P1"><text:span text:style-name="T1">O</text:span><text:span text:style-name="T2">2</text:span><text:span text:style-name="T1">scl</text:span></text:p>
          </draw:text-box>
        </draw:frame>
        <draw:frame draw:style-name="gr1" draw:text-style-name="P3" draw:layer="layout" svg:width="5.053cm" svg:height="1.703cm" svg:x="2.54cm" svg:y="4.398cm">
          <draw:text-box>
            <text:p text:style-name="P1"><text:span text:style-name="T3">Download</text:span></text:p>
          </draw:text-box>
        </draw:frame>
        <draw:frame draw:style-name="gr1" draw:text-style-name="P3" draw:layer="layout" svg:width="7.5cm" svg:height="1.703cm" svg:x="9.525cm" svg:y="3.584cm">
          <draw:text-box>
            <text:p text:style-name="P1"><text:span text:style-name="T3">Documentation</text:span></text:p>
          </draw:text-box>
        </draw:frame>
        <draw:frame draw:style-name="gr1" draw:text-style-name="P4" draw:layer="layout" svg:width="18.557cm" svg:height="1.187cm" svg:x="0.635cm" svg:y="15.751cm">
          <draw:text-box>
            <text:p text:style-name="P1"><text:span text:style-name="T4">An object-oriented library for numerical programming in C+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zxx" style:country-asian="none" style:font-family-complex="'Luxi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7-10-04T13:35:30</meta:creation-date>
    <dc:date>2012-05-01T15:47:47</dc:date>
    <dc:language>en-US</dc:language>
    <meta:editing-cycles>5</meta:editing-cycles>
    <meta:editing-duration>PT00H12M49S</meta:editing-duration>
    <dc:creator>Andrew Steiner</dc:cre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